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officeooo:rsid="0023f8df" officeooo:paragraph-rsid="0023f8df" style:font-size-asian="10.5pt" style:font-weight-asian="bold" style:font-size-complex="12pt" style:font-weight-complex="bold"/>
    </style:style>
    <style:style style:name="P3" style:family="paragraph" style:parent-style-name="Text_20_body">
      <style:text-properties style:font-name="Arial" fo:font-size="12pt" fo:font-weight="bold" officeooo:rsid="0026f2b1" officeooo:paragraph-rsid="0026f2b1" style:font-size-asian="10.5pt" style:font-weight-asian="bold" style:font-size-complex="12pt" style:font-weight-complex="bold"/>
    </style:style>
    <style:style style:name="P4" style:family="paragraph" style:parent-style-name="Text_20_body">
      <style:text-properties style:font-name="Arial" fo:font-size="12pt" fo:font-weight="normal" officeooo:rsid="001ea148" officeooo:paragraph-rsid="001ea148" style:font-size-asian="10.5pt" style:font-weight-asian="normal" style:font-size-complex="12pt" style:font-weight-complex="normal"/>
    </style:style>
    <style:style style:name="P5" style:family="paragraph" style:parent-style-name="Text_20_body" style:list-style-name="L1">
      <style:text-properties style:font-name="Arial" fo:font-size="12pt" fo:font-weight="normal" officeooo:rsid="001ea148" officeooo:paragraph-rsid="001ea148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text-properties style:font-name="Arial" fo:font-size="12pt" fo:font-weight="normal" officeooo:rsid="001ea148" officeooo:paragraph-rsid="001ea148" style:font-size-asian="10.5pt" style:font-weight-asian="normal" style:font-size-complex="12pt" style:font-weight-complex="normal"/>
    </style:style>
    <style:style style:name="P7" style:family="paragraph" style:parent-style-name="Text_20_body" style:list-style-name="L3">
      <style:text-properties style:font-name="Arial" fo:font-size="12pt" fo:font-weight="normal" officeooo:rsid="001ea148" officeooo:paragraph-rsid="001ea148" style:font-size-asian="10.5pt" style:font-weight-asian="normal" style:font-size-complex="12pt" style:font-weight-complex="normal"/>
    </style:style>
    <style:style style:name="P8" style:family="paragraph" style:parent-style-name="Text_20_body" style:list-style-name="L4">
      <style:text-properties style:font-name="Arial" fo:font-size="12pt" fo:font-weight="normal" officeooo:rsid="001ea148" officeooo:paragraph-rsid="001ea148" style:font-size-asian="10.5pt" style:font-weight-asian="normal" style:font-size-complex="12pt" style:font-weight-complex="normal"/>
    </style:style>
    <style:style style:name="P9" style:family="paragraph" style:parent-style-name="Text_20_body" style:list-style-name="L4">
      <style:text-properties style:font-name="Arial" fo:font-size="12pt" fo:font-weight="normal" officeooo:rsid="001fbff5" officeooo:paragraph-rsid="001fbff5" style:font-size-asian="10.5pt" style:font-weight-asian="normal" style:font-size-complex="12pt" style:font-weight-complex="normal"/>
    </style:style>
    <style:style style:name="P10" style:family="paragraph" style:parent-style-name="Text_20_body" style:list-style-name="L6">
      <style:text-properties style:font-name="Arial" fo:font-size="12pt" fo:font-weight="normal" officeooo:rsid="001fbff5" officeooo:paragraph-rsid="001fbff5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Arial" fo:font-size="12pt" fo:font-weight="normal" officeooo:rsid="002354dd" officeooo:paragraph-rsid="002354dd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Arial" fo:font-size="12pt" fo:font-weight="normal" officeooo:rsid="0023f8df" officeooo:paragraph-rsid="0023f8df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Arial" fo:font-size="12pt" fo:font-weight="normal" officeooo:rsid="002571c1" officeooo:paragraph-rsid="002571c1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Arial" fo:font-size="12pt" fo:font-weight="normal" officeooo:rsid="0026f2b1" officeooo:paragraph-rsid="0026f2b1" style:font-size-asian="10.5pt" style:font-weight-asian="normal" style:font-size-complex="12pt" style:font-weight-complex="normal"/>
    </style:style>
    <style:style style:name="T1" style:family="text">
      <style:text-properties officeooo:rsid="001ea1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90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82 – </text:span>COMANDO FSCK – VERIFICAR E CORRIGIR ERROS EM DISCOS E SISTEMAS DE ARQUIVOS NO LINUX</text:h>
      <text:p text:style-name="P4">O comando <text:span text:style-name="T2">fsck </text:span>verifica as seguintes inconsistências:</text:p>
      <text:list xml:id="list2356759440" text:style-name="L1">
        <text:list-item>
          <text:p text:style-name="P5">Blocos ou fragmentos alocados para múltiplos arquivos:</text:p>
        </text:list-item>
        <text:list-item>
          <text:p text:style-name="P5">i-nodes contendo números de blocos ou fragmentos que se sobrepôem:</text:p>
        </text:list-item>
        <text:list-item>
          <text:p text:style-name="P5">i-nodes contendo números de blocos ou fragmentos fora da faixa</text:p>
        </text:list-item>
        <text:list-item>
          <text:p text:style-name="P5">Blocos ou fragmentos alocados ilegalmente</text:p>
        </text:list-item>
        <text:list-item>
          <text:p text:style-name="P5">i-nodes contendo números de blocos ou fragmentos corrompidos</text:p>
        </text:list-item>
        <text:list-item>
          <text:p text:style-name="P5">Verificação de tamanho:</text:p>
        </text:list-item>
      </text:list>
      <text:list xml:id="list2128226006" text:style-name="L2">
        <text:list-item>
          <text:p text:style-name="P6">Número incorreto de blocos</text:p>
        </text:list-item>
        <text:list-item>
          <text:p text:style-name="P6">tamanhos de diretórios não múltiplos de 512 bytes</text:p>
        </text:list-item>
      </text:list>
      <text:list xml:id="list979139847" text:style-name="L3">
        <text:list-item>
          <text:p text:style-name="P7">Verificações de Diretórios:</text:p>
        </text:list-item>
      </text:list>
      <text:list xml:id="list4235285743" text:style-name="L4">
        <text:list-item>
          <text:p text:style-name="P8">Número de i-node fora de faixa</text:p>
        </text:list-item>
        <text:list-item>
          <text:p text:style-name="P8">Link ponto (.) ausente ou não apontando para o diretório pai</text:p>
        </text:list-item>
        <text:list-item>
          <text:p text:style-name="P9">Ponto ponto (..) ausente ou não apontando para o diretório pai</text:p>
        </text:list-item>
        <text:list-item>
          <text:p text:style-name="P9">Arquivos não referenciados ou diretórios que não são alcançáveis</text:p>
        </text:list-item>
      </text:list>
      <text:list xml:id="list2324290575" text:style-name="L6">
        <text:list-item>
          <text:p text:style-name="P10">Mapa de disco inconsistente</text:p>
        </text:list-item>
        <text:list-item>
          <text:p text:style-name="P10">Mapa de i-node inconsistente</text:p>
        </text:list-item>
      </text:list>
      <text:p text:style-name="P11">fsck – opções</text:p>
      <text:p text:style-name="P11"><text:span text:style-name="T2">-A </text:span><text:tab/>Roda verificação em todos os fs listados em <text:span text:style-name="T2">/etc/fstab </text:span>(no momento do boot)</text:p>
      <text:p text:style-name="P11"><text:span text:style-name="T2">-t tipo</text:span><text:tab/>Especifica um tipo de fs a ser verificado.</text:p>
      <text:p text:style-name="P11"><text:span text:style-name="T2">-c</text:span><text:tab/>Verifica se há bad blocks</text:p>
      <text:p text:style-name="P11"><text:span text:style-name="T2">-f</text:span><text:tab/>Força uma verificação, mesmo que o fs pareça está OK</text:p>
      <text:p text:style-name="P11"><text:span text:style-name="T2">-y</text:span><text:tab/>Responde ‘yes’ a todos os prompts interativos (tenta consertar problemas automaticamente)</text:p>
      <text:p text:style-name="P11"><text:span text:style-name="T2">-b </text:span><text:tab/>Superbloco usa uma cópia alternativa do superbloco: geralmente, -b 8193 para restaurar um superbloco danificado</text:p>
      <text:p text:style-name="P2">*** COMANDOS FSCK ***</text:p>
      <text:p text:style-name="P12">O <text:span text:style-name="T2">fsck </text:span>é na verdade um front-end que chama a ferramenta apropriada para o sistema a verificar.</text:p>
      <text:p text:style-name="P12">Vamos conferir os diversos verificadores fsck presentes no sistema:</text:p>
      <text:p text:style-name="P12">cd /sbin </text:p>
      <text:p text:style-name="P12">ls *fsck*</text:p>
      <text:p text:style-name="P13"><text:soft-page-break/>Em um terminal digite:</text:p>
      <text:p text:style-name="P13">su root</text:p>
      <text:p text:style-name="P14">fsck – exemplos de uso</text:p>
      <text:p text:style-name="P14">Verificar o sistema de arquivos em <text:span text:style-name="T2">/dev/sdb1</text:span></text:p>
      <text:p text:style-name="P14"><text:span text:style-name="T2">fsck /dev/sdb1</text:span></text:p>
      <text:p text:style-name="P14">Rodar o comando de forma automática, permitindo todos os reparos:</text:p>
      <text:p text:style-name="P3">fsck -<text:span text:style-name="T3">y</text:span> /dev/sdb1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6T15:12:46.241230346</dc:date>
    <meta:editing-duration>PT15M58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277" meta:character-count="1669" meta:non-whitespace-character-count="1436"/>
  </office:meta>
</office:document-meta>
</file>